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a5987"/>
    </style:style>
    <style:style style:name="P2" style:family="paragraph" style:parent-style-name="Standard">
      <style:paragraph-properties fo:line-height="115%"/>
      <style:text-properties officeooo:paragraph-rsid="001a5987"/>
    </style:style>
    <style:style style:name="P3" style:family="paragraph" style:parent-style-name="Standard">
      <style:paragraph-properties style:line-height-at-least="0.508cm"/>
      <style:text-properties fo:font-size="14pt" officeooo:paragraph-rsid="001a5987" style:font-size-asian="14pt" style:font-size-complex="14pt"/>
    </style:style>
    <style:style style:name="P4" style:family="paragraph" style:parent-style-name="Standard">
      <style:paragraph-properties style:line-height-at-least="0.508cm"/>
      <style:text-properties fo:color="#000000" style:font-name="Arial" fo:font-size="14pt" officeooo:paragraph-rsid="001a5987" style:font-size-asian="14pt" style:font-name-complex="Arial" style:font-size-complex="14pt"/>
    </style:style>
    <style:style style:name="P5" style:family="paragraph" style:parent-style-name="Standard">
      <style:text-properties fo:color="#000000" style:font-name="Arial" fo:font-size="10pt" officeooo:paragraph-rsid="001a5987" style:font-size-asian="10pt" style:font-name-complex="Arial" style:font-size-complex="10pt"/>
    </style:style>
    <style:style style:name="P6" style:family="paragraph" style:parent-style-name="Standard">
      <style:paragraph-properties style:line-height-at-least="0.508cm" fo:text-align="center" style:justify-single-word="false"/>
      <style:text-properties fo:color="#000000" style:font-name="Arial Narrow" fo:font-weight="bold" officeooo:paragraph-rsid="001a5987" style:font-weight-asian="bold" style:font-name-complex="Arial Narrow" style:font-weight-complex="bold"/>
    </style:style>
    <style:style style:name="P7" style:family="paragraph" style:parent-style-name="Standard">
      <style:text-properties style:font-name="Calibri" fo:font-size="14pt" officeooo:paragraph-rsid="001a5987" style:font-size-asian="14pt" style:font-name-complex="Calibri" style:font-size-complex="14pt"/>
    </style:style>
    <style:style style:name="P8" style:family="paragraph" style:parent-style-name="Standard">
      <style:paragraph-properties style:line-height-at-least="0.508cm"/>
      <style:text-properties style:font-name="Arial" officeooo:paragraph-rsid="001a5987" style:font-name-complex="Arial"/>
    </style:style>
    <style:style style:name="P9" style:family="paragraph" style:parent-style-name="Standard">
      <style:paragraph-properties style:line-height-at-least="0.508cm" fo:text-align="center" style:justify-single-word="false"/>
      <style:text-properties officeooo:paragraph-rsid="001a5987"/>
    </style:style>
    <style:style style:name="P10" style:family="paragraph" style:parent-style-name="Standard">
      <style:paragraph-properties fo:margin-left="1cm" fo:margin-right="0cm" fo:line-height="115%" fo:text-indent="0cm" style:auto-text-indent="false"/>
      <style:text-properties officeooo:paragraph-rsid="001a5987"/>
    </style:style>
    <style:style style:name="P11" style:family="paragraph" style:parent-style-name="Standard">
      <style:paragraph-properties fo:margin-left="0.501cm" fo:margin-right="0cm" style:line-height-at-least="0.508cm" fo:text-indent="0cm" style:auto-text-indent="false"/>
      <style:text-properties officeooo:paragraph-rsid="001a5987"/>
    </style:style>
    <style:style style:name="P12" style:family="paragraph" style:parent-style-name="Paragraphe_20_de_20_liste">
      <style:paragraph-properties fo:margin-left="2.251cm" fo:margin-right="0cm" fo:text-indent="0cm" style:auto-text-indent="false"/>
      <style:text-properties officeooo:paragraph-rsid="001a5987"/>
    </style:style>
    <style:style style:name="P13" style:family="paragraph" style:parent-style-name="Paragraphe_20_de_20_liste">
      <style:paragraph-properties fo:margin-left="3.757cm" fo:margin-right="0cm" fo:text-indent="0cm" style:auto-text-indent="false"/>
      <style:text-properties fo:color="#000000" style:font-name="Arial" fo:font-size="10pt" officeooo:paragraph-rsid="001a5987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line-height="115%" style:page-number="auto">
        <style:tab-stops>
          <style:tab-stop style:position="0.397cm"/>
          <style:tab-stop style:position="16.002cm" style:type="right"/>
        </style:tab-stops>
      </style:paragraph-properties>
      <style:text-properties officeooo:paragraph-rsid="001a5987"/>
    </style:style>
    <style:style style:name="P15" style:family="paragraph" style:parent-style-name="Paragraphe_20_de_20_liste" style:list-style-name="WW8Num3">
      <style:paragraph-properties fo:line-height="115%"/>
      <style:text-properties style:font-name="Calibri" fo:font-size="14pt" officeooo:paragraph-rsid="001a5987" style:font-size-asian="14pt" style:font-name-complex="Calibri" style:font-size-complex="14pt"/>
    </style:style>
    <style:style style:name="P16" style:family="paragraph" style:parent-style-name="Paragraphe_20_de_20_liste" style:list-style-name="WW8Num3">
      <style:paragraph-properties fo:line-height="115%" fo:text-align="justify" style:justify-single-word="false"/>
      <style:text-properties style:font-name="Calibri" fo:font-size="14pt" officeooo:paragraph-rsid="001a5987" style:font-size-asian="14pt" style:font-name-complex="Calibri" style:font-size-complex="14pt"/>
    </style:style>
    <style:style style:name="P17" style:family="paragraph" style:parent-style-name="Paragraphe_20_de_20_liste" style:list-style-name="WW8Num2">
      <style:paragraph-properties fo:line-height="115%"/>
      <style:text-properties style:font-name="Calibri" fo:font-size="14pt" officeooo:paragraph-rsid="001a5987" style:font-size-asian="14pt" style:font-name-complex="Calibri" style:font-size-complex="14pt"/>
    </style:style>
    <style:style style:name="P18" style:family="paragraph" style:parent-style-name="Paragraphe_20_de_20_liste" style:list-style-name="WW8Num2">
      <style:paragraph-properties fo:line-height="115%"/>
      <style:text-properties style:font-name="Calibri" fo:font-size="14pt" officeooo:rsid="001aba87" officeooo:paragraph-rsid="001aba87" style:font-size-asian="14pt" style:font-name-complex="Calibri" style:font-size-complex="14pt"/>
    </style:style>
    <style:style style:name="P19" style:family="paragraph" style:parent-style-name="Paragraphe_20_de_20_liste" style:list-style-name="WW8Num1">
      <style:paragraph-properties fo:line-height="115%"/>
      <style:text-properties style:font-name="Arial" officeooo:paragraph-rsid="001a5987" style:font-name-complex="Arial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 Narrow" style:font-name-complex="Arial Narrow"/>
    </style:style>
    <style:style style:name="T3" style:family="text">
      <style:text-properties fo:color="#000000" style:font-name="Arial Narrow" style:font-name-asian="Arial Narrow" style:font-name-complex="Arial Narrow"/>
    </style:style>
    <style:style style:name="T4" style:family="text">
      <style:text-properties fo:color="#000000" style:font-name="Arial Narrow" fo:font-weight="bold" style:font-weight-asian="bold" style:font-name-complex="Arial Narrow" style:font-weight-complex="bold"/>
    </style:style>
    <style:style style:name="T5" style:family="text">
      <style:text-properties fo:color="#000000" style:font-name="Arial Narrow" fo:font-size="14pt" style:font-size-asian="14pt" style:font-name-complex="Arial Narrow" style:font-size-complex="14pt" style:font-weight-complex="bold"/>
    </style:style>
    <style:style style:name="T6" style:family="text">
      <style:text-properties fo:color="#000000" style:font-name="Arial Narrow" fo:font-size="14pt" fo:font-weight="bold" style:font-size-asian="14pt" style:font-weight-asian="bold" style:font-name-complex="Arial Narrow" style:font-size-complex="14pt" style:font-weight-complex="bold"/>
    </style:style>
    <style:style style:name="T7" style:family="text">
      <style:text-properties fo:color="#000000"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fo:color="#000000" style:font-name="Arial" style:font-name-complex="Arial" style:font-weight-complex="bold"/>
    </style:style>
    <style:style style:name="T10" style:family="text">
      <style:text-properties fo:color="#000000" style:font-name="Arial" style:font-name-complex="Arial" style:font-size-complex="10pt"/>
    </style:style>
    <style:style style:name="T11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size-complex="10pt"/>
    </style:style>
    <style:style style:name="T13" style:family="text">
      <style:text-properties style:font-name="Arial" style:text-underline-style="solid" style:text-underline-width="auto" style:text-underline-color="font-color" style:font-name-complex="Arial" style:font-weight-complex="bold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style:font-name-complex="Arial" style:font-weight-complex="bold"/>
    </style:style>
    <style:style style:name="T16" style:family="text">
      <style:text-properties style:font-name="Arial" style:font-name-complex="Arial" style:font-size-complex="10pt"/>
    </style:style>
    <style:style style:name="T17" style:family="text">
      <style:text-properties style:font-name="Arial" style:font-name-complex="Arial" style:font-style-complex="italic" style:font-weight-complex="bold"/>
    </style:style>
    <style:style style:name="T18" style:family="text">
      <style:text-properties style:font-name="Arial" fo:font-weight="bold" style:font-weight-asian="bold" style:font-name-complex="Arial" style:font-weight-complex="bold"/>
    </style:style>
    <style:style style:name="T19" style:family="text">
      <style:text-properties style:font-name="Arial" fo:font-size="10pt" style:font-size-asian="10pt" style:font-name-complex="Arial" style:font-size-complex="10pt"/>
    </style:style>
    <style:style style:name="T20" style:family="text">
      <style:text-properties style:font-name="Arial" style:font-name-asian="Arial" style:font-name-complex="Arial"/>
    </style:style>
    <style:style style:name="T21" style:family="text">
      <style:text-properties style:font-name="Arial" style:font-name-asian="Arial" style:font-name-complex="Arial" style:font-size-complex="10pt"/>
    </style:style>
    <style:style style:name="T22" style:family="text">
      <style:text-properties style:font-name="Arial" fo:font-size="7pt" style:font-size-asian="7pt" style:font-name-complex="Arial" style:font-size-complex="7pt"/>
    </style:style>
    <style:style style:name="T23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text-position="super 58%" style:font-name="Arial" style:font-name-complex="Arial" style:font-size-complex="10pt"/>
    </style:style>
    <style:style style:name="T25" style:family="text">
      <style:text-properties fo:font-size="14pt" style:font-size-asian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8" style:family="text">
      <style:text-properties fo:font-size="14pt" fo:font-weight="bold" style:font-size-asian="14pt" style:font-weight-asian="bold" style:font-size-complex="14pt"/>
    </style:style>
    <style:style style:name="T29" style:family="text">
      <style:text-properties officeooo:rsid="001ac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Prénom </text:span><text:span text:style-name="T15">: <text:s text:c="4"/>Amadou Boury</text:span><text:span text:style-name="T18"><text:tab/></text:span></text:p>
      <text:p text:style-name="P2"><text:span text:style-name="T11">Nom </text:span><text:span text:style-name="T18">:<text:tab/><text:tab/></text:span><text:span text:style-name="T5">TRAORE</text:span></text:p>
      <text:p text:style-name="P2"><text:span text:style-name="T7">Date et lieu de naissance</text:span><text:span text:style-name="T8"> :</text:span><text:span text:style-name="T9"> 16 /04/1995 à DAKAR</text:span></text:p>
      <text:p text:style-name="P2"><text:span text:style-name="T11">Nationalité </text:span><text:span text:style-name="T18">:<text:tab/><text:tab/></text:span><text:span text:style-name="T15">SENEGALAISE</text:span></text:p>
      <text:p text:style-name="P2"><text:span text:style-name="T11">Adresse actuelle </text:span><text:span text:style-name="T18">:<text:tab/></text:span><text:span text:style-name="T16">Parcelles Assainies U15 <text:s/>N</text:span><text:span text:style-name="T24">O</text:span><text:span text:style-name="T16"> 13</text:span></text:p>
      <text:p text:style-name="P2"><text:span text:style-name="T12">Situation matrimoniale </text:span><text:span text:style-name="T10">: Célibataire sans enfant</text:span></text:p>
      <text:p text:style-name="P2"><text:span text:style-name="T11">Email :</text:span><text:span text:style-name="T25">boory24@gmail.com</text:span></text:p>
      <text:p text:style-name="P2"><text:span text:style-name="T27">TEL:</text:span><text:span text:style-name="T28"> </text:span><text:span text:style-name="T26">777493276</text:span></text:p>
      <text:p text:style-name="P3"/>
      <text:p text:style-name="P6">FORMATION</text:p>
      <text:p text:style-name="P4"/>
      <text:list xml:id="list634943488" text:style-name="WW8Num3">
        <text:list-item>
          <text:p text:style-name="P15">2014-2017: Licence en réseau et Système informatique (BAC+3) à l’Université Catholique d’Afrique de l’Ouest (UCAO).</text:p>
        </text:list-item>
        <text:list-item>
          <text:p text:style-name="P16">2013-2014: Baccalauréat en lettres et sciences humaines.</text:p>
        </text:list-item>
      </text:list>
      <text:p text:style-name="P7"/>
      <text:p text:style-name="P9"><text:span text:style-name="T4">COMPETENCES</text:span><text:span text:style-name="T2"> </text:span></text:p>
      <text:p text:style-name="P5"/>
      <text:list xml:id="list1319902076" text:style-name="WW8Num2">
        <text:list-item>
          <text:p text:style-name="P17">Maintenance Informatique (Assemblage et diagnostique des pannes) </text:p>
        </text:list-item>
        <text:list-item>
          <text:p text:style-name="P17">Windows Server (2008 et 2012)</text:p>
        </text:list-item>
        <text:list-item>
          <text:p text:style-name="P17">Bureautique (Microsoft Office)</text:p>
        </text:list-item>
        <text:list-item>
          <text:p text:style-name="P17">Réseaux (Cisco packet tracer, configuration poste-routeur-server)</text:p>
        </text:list-item>
        <text:list-item>
          <text:p text:style-name="P17">Câblage filaire (paire torsadées)</text:p>
        </text:list-item>
        <text:list-item>
          <text:p text:style-name="P17">Supervision système d’information</text:p>
        </text:list-item>
        <text:list-item>
          <text:p text:style-name="P17">Téléphonie IP</text:p>
        </text:list-item>
        <text:list-item>
          <text:p text:style-name="P17">Programmation : Java, HTML, CSS</text:p>
        </text:list-item>
        <text:list-item>
          <text:p text:style-name="P18">Gestion de projet informatique</text:p>
        </text:list-item>
        <text:list-item>
          <text:p text:style-name="P18">Outil de versionning avec git <text:span text:style-name="T29">et de depot distant avec github</text:span></text:p>
        </text:list-item>
      </text:list>
      <text:p text:style-name="P6">LANGUES PARLEES </text:p>
      <text:p text:style-name="P12"><text:s/></text:p>
      <text:p text:style-name="P10"><text:span text:style-name="T13">Langue de travail</text:span><text:span text:style-name="T15"> : </text:span><text:span text:style-name="T14">Français </text:span></text:p>
      <text:p text:style-name="P10"><text:span text:style-name="T13">Autres </text:span><text:span text:style-name="T15">                  : </text:span><text:span text:style-name="T14">Anglais (lue, écrite et parlée)</text:span></text:p>
      <text:p text:style-name="P10"><text:span text:style-name="T14">                       </text:span><text:span text:style-name="T20"> </text:span><text:span text:style-name="T14">       </text:span><text:span text:style-name="T21"> <text:s/></text:span><text:span text:style-name="T16">: Espagnol (lu, parlée)</text:span> </text:p>
      <text:p text:style-name="P9"><text:span text:style-name="T4">CENTRES D’INTERET</text:span><text:span text:style-name="T2"> </text:span></text:p>
      <text:p text:style-name="P13"/>
      <text:list xml:id="list2174584153" text:style-name="WW8Num1">
        <text:list-item>
          <text:p text:style-name="P19">Informatique (Réseau, développement)</text:p>
        </text:list-item>
        <text:list-item>
          <text:p text:style-name="P19">Microsoft Office, Windows Server</text:p>
        </text:list-item>
        <text:list-item>
          <text:p text:style-name="P19">Système de gestion de base de données (Access, oracle)</text:p>
        </text:list-item>
      </text:list>
      <text:p text:style-name="P6">OBSERVATIONS PARTICULIERES</text:p>
      <text:p text:style-name="P11"><text:span text:style-name="T14">-</text:span><text:span text:style-name="T22">         </text:span><text:span text:style-name="T14">Permis de conduire B depuis 2016</text:span></text:p>
      <text:p text:style-name="P8"/>
      <text:p text:style-name="P1"><text:soft-page-break/><text:span text:style-name="T23">Je certifie sur l’honneur que mes déclarations sont authentiques, conformes et véridiques</text:span><text:span text:style-name="T17">.</text:span></text:p>
      <text:p text:style-name="P1"><text:span text:style-name="T2"> </text:span><text:span text:style-name="T3"> <text:s text:c="107"/></text:span><text:span text:style-name="T1">Dakar, le 05/02/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WW8Num3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38:39.230883569</meta:creation-date>
    <dc:date>2018-04-02T15:52:39.589217101</dc:date>
    <meta:editing-duration>PT4M44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2" meta:paragraph-count="35" meta:word-count="187" meta:character-count="1432" meta:non-whitespace-character-count="1111"/>
  </office:meta>
</office:document-meta>
</file>